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 table:number-columns-repeated="2"/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 table:number-columns-repeated="2"/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 table:number-columns-repeated="2"/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21" calcext:value-type="float">
            <text:p>1521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1211" calcext:value-type="float">
            <text:p>1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8" calcext:value-type="float">
            <text:p>258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5400" calcext:value-type="float">
            <text:p>540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81" calcext:value-type="float">
            <text:p>1581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748" calcext:value-type="float">
            <text:p>3748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923" calcext:value-type="float">
            <text:p>923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4333" calcext:value-type="float">
            <text:p>44333</text:p>
          </table:table-cell>
          <table:table-cell office:value-type="float" office:value="689" calcext:value-type="float">
            <text:p>689</text:p>
          </table:table-cell>
          <table:table-cell table:number-columns-repeated="2"/>
          <table:table-cell office:value-type="float" office:value="15466" calcext:value-type="float">
            <text:p>15466</text:p>
          </table:table-cell>
          <table:table-cell office:value-type="float" office:value="28867" calcext:value-type="float">
            <text:p>28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834" calcext:value-type="float">
            <text:p>1834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416" calcext:value-type="float">
            <text:p>1416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1" calcext:value-type="date">
            <text:p>2020-05-11</text:p>
          </table:table-cell>
          <table:table-cell table:formula="of:=SUM([.E1295:.E1319])" office:value-type="float" office:value="68822" calcext:value-type="float">
            <text:p>68822</text:p>
          </table:table-cell>
          <table:table-cell table:formula="of:=SUM([.F1295:.F1319])"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  <table:table-cell office:value-type="float" office:value="444047" calcext:value-type="float">
            <text:p>444047</text:p>
          </table:table-cell>
          <table:table-cell table:formula="of:=SUM([.I1295:.I1319])" office:value-type="float" office:value="22036" calcext:value-type="float">
            <text:p>22036</text:p>
          </table:table-cell>
          <table:table-cell table:formula="of:=SUM([.J1295:.J1319])" office:value-type="float" office:value="46786" calcext:value-type="float">
            <text:p>46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53" calcext:value-type="float">
            <text:p>1553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584" calcext:value-type="float">
            <text:p>558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96" calcext:value-type="float">
            <text:p>1596</text:p>
          </table:table-cell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132" calcext:value-type="float">
            <text:p>1132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66" calcext:value-type="float">
            <text:p>1566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32" calcext:value-type="float">
            <text:p>332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856" calcext:value-type="float">
            <text:p>3856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937" calcext:value-type="float">
            <text:p>937</text:p>
          </table:table-cell>
          <table:table-cell office:value-type="float" office:value="2919" calcext:value-type="float">
            <text:p>2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6507" calcext:value-type="float">
            <text:p>46507</text:p>
          </table:table-cell>
          <table:table-cell office:value-type="float" office:value="725" calcext:value-type="float">
            <text:p>725</text:p>
          </table:table-cell>
          <table:table-cell table:number-columns-repeated="2"/>
          <table:table-cell office:value-type="float" office:value="16020" calcext:value-type="float">
            <text:p>16020</text:p>
          </table:table-cell>
          <table:table-cell office:value-type="float" office:value="30487" calcext:value-type="float">
            <text:p>30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472" calcext:value-type="float">
            <text:p>14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598" calcext:value-type="float">
            <text:p>2598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2258" calcext:value-type="float">
            <text:p>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07" calcext:value-type="float">
            <text:p>507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437" calcext:value-type="float">
            <text:p>143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281" calcext:value-type="float">
            <text:p>1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2" calcext:value-type="date">
            <text:p>2020-05-12</text:p>
          </table:table-cell>
          <table:table-cell table:formula="of:=SUM([.E1321:.E1345])" office:value-type="float" office:value="72059" calcext:value-type="float">
            <text:p>72059</text:p>
          </table:table-cell>
          <table:table-cell table:formula="of:=SUM([.F1321:.F1345])" office:value-type="float" office:value="2057" calcext:value-type="float">
            <text:p>2057</text:p>
          </table:table-cell>
          <table:table-cell office:value-type="float" office:value="23324" calcext:value-type="float">
            <text:p>23324</text:p>
          </table:table-cell>
          <table:table-cell office:value-type="float" office:value="460110" calcext:value-type="float">
            <text:p>460110</text:p>
          </table:table-cell>
          <table:table-cell table:formula="of:=SUM([.I1321:.I1345])" office:value-type="float" office:value="22735" calcext:value-type="float">
            <text:p>22735</text:p>
          </table:table-cell>
          <table:table-cell table:formula="of:=SUM([.J1321:.J1345])" office:value-type="float" office:value="49324" calcext:value-type="float">
            <text:p>49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0" calcext:value-type="float">
            <text:p>162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1271" calcext:value-type="float">
            <text:p>1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301" calcext:value-type="float">
            <text:p>130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18" calcext:value-type="float">
            <text:p>318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78" calcext:value-type="float">
            <text:p>278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851" calcext:value-type="float">
            <text:p>5851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666" calcext:value-type="float">
            <text:p>1666</text:p>
          </table:table-cell>
          <table:table-cell office:value-type="float" office:value="4185" calcext:value-type="float">
            <text:p>4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351" calcext:value-type="float">
            <text:p>351</text:p>
          </table:table-cell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3" calcext:value-type="float">
            <text:p>162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53" calcext:value-type="float">
            <text:p>353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50" calcext:value-type="float">
            <text:p>3950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938" calcext:value-type="float">
            <text:p>938</text:p>
          </table:table-cell>
          <table:table-cell office:value-type="float" office:value="3012" calcext:value-type="float">
            <text:p>3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05" calcext:value-type="float">
            <text:p>49605</text:p>
          </table:table-cell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16853" calcext:value-type="float">
            <text:p>16853</text:p>
          </table:table-cell>
          <table:table-cell office:value-type="float" office:value="32752" calcext:value-type="float">
            <text:p>3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037" calcext:value-type="float">
            <text:p>2037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515" calcext:value-type="float">
            <text:p>1515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8" calcext:value-type="float">
            <text:p>16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693" calcext:value-type="float">
            <text:p>2693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office:value-type="float" office:value="2346" calcext:value-type="float">
            <text:p>2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39" calcext:value-type="float">
            <text:p>539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486" calcext:value-type="float">
            <text:p>1486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3" calcext:value-type="date">
            <text:p>2020-05-13</text:p>
          </table:table-cell>
          <table:table-cell table:formula="of:=SUM([.E1347:.E1371])" office:value-type="float" office:value="76306" calcext:value-type="float">
            <text:p>76306</text:p>
          </table:table-cell>
          <table:table-cell table:formula="of:=SUM([.F1347:.F1371])" office:value-type="float" office:value="2169" calcext:value-type="float">
            <text:p>2169</text:p>
          </table:table-cell>
          <table:table-cell office:value-type="float" office:value="24324" calcext:value-type="float">
            <text:p>24324</text:p>
          </table:table-cell>
          <table:table-cell office:value-type="float" office:value="477196" calcext:value-type="float">
            <text:p>477196</text:p>
          </table:table-cell>
          <table:table-cell table:formula="of:=SUM([.I1347:.I1371])" office:value-type="float" office:value="23812" calcext:value-type="float">
            <text:p>23812</text:p>
          </table:table-cell>
          <table:table-cell table:formula="of:=SUM([.J1347:.J1371])" office:value-type="float" office:value="52494" calcext:value-type="float">
            <text:p>52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98" calcext:value-type="float">
            <text:p>169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1349" calcext:value-type="float">
            <text:p>1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93" calcext:value-type="float">
            <text:p>139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office:value-type="float" office:value="1064" calcext:value-type="float">
            <text:p>1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03" calcext:value-type="float">
            <text:p>303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6199" calcext:value-type="float">
            <text:p>6199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767" calcext:value-type="float">
            <text:p>1767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269" calcext:value-type="float">
            <text:p>1269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58" calcext:value-type="float">
            <text:p>358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11" calcext:value-type="float">
            <text:p>1711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float" office:value="1354" calcext:value-type="float">
            <text:p>1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147" calcext:value-type="float">
            <text:p>4147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963" calcext:value-type="float">
            <text:p>963</text:p>
          </table:table-cell>
          <table:table-cell office:value-type="float" office:value="3184" calcext:value-type="float">
            <text:p>3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545" calcext:value-type="float">
            <text:p>52545</text:p>
          </table:table-cell>
          <table:table-cell office:value-type="float" office:value="817" calcext:value-type="float">
            <text:p>817</text:p>
          </table:table-cell>
          <table:table-cell table:number-columns-repeated="2"/>
          <table:table-cell office:value-type="float" office:value="17502" calcext:value-type="float">
            <text:p>17502</text:p>
          </table:table-cell>
          <table:table-cell office:value-type="float" office:value="35043" calcext:value-type="float">
            <text:p>35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07" calcext:value-type="float">
            <text:p>2107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547" calcext:value-type="float">
            <text:p>1547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2" calcext:value-type="float">
            <text:p>18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830" calcext:value-type="float">
            <text:p>283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56" calcext:value-type="float">
            <text:p>356</text:p>
          </table:table-cell>
          <table:table-cell office:value-type="float" office:value="2474" calcext:value-type="float">
            <text:p>2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57" calcext:value-type="float">
            <text:p>557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542" calcext:value-type="float">
            <text:p>1542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386" calcext:value-type="float">
            <text:p>1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4" calcext:value-type="date">
            <text:p>2020-05-14</text:p>
          </table:table-cell>
          <table:table-cell table:formula="of:=SUM([.E1373:.E1397])" office:value-type="float" office:value="80604" calcext:value-type="float">
            <text:p>80604</text:p>
          </table:table-cell>
          <table:table-cell table:formula="of:=SUM([.F1373:.F1397])" office:value-type="float" office:value="2267" calcext:value-type="float">
            <text:p>2267</text:p>
          </table:table-cell>
          <table:table-cell office:value-type="float" office:value="25151" calcext:value-type="float">
            <text:p>25151</text:p>
          </table:table-cell>
          <table:table-cell office:value-type="float" office:value="506688" calcext:value-type="float">
            <text:p>506688</text:p>
          </table:table-cell>
          <table:table-cell table:formula="of:=SUM([.I1373:.I1397])" office:value-type="float" office:value="24671" calcext:value-type="float">
            <text:p>24671</text:p>
          </table:table-cell>
          <table:table-cell table:formula="of:=SUM([.J1373:.J1397])" office:value-type="float" office:value="55933" calcext:value-type="float">
            <text:p>559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779" calcext:value-type="float">
            <text:p>1779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office:value-type="float" office:value="1404" calcext:value-type="float">
            <text:p>1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1218" calcext:value-type="float">
            <text:p>1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422" calcext:value-type="float">
            <text:p>6422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787" calcext:value-type="float">
            <text:p>1787</text:p>
          </table:table-cell>
          <table:table-cell office:value-type="float" office:value="4635" calcext:value-type="float">
            <text:p>4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509" calcext:value-type="float">
            <text:p>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346" calcext:value-type="float">
            <text:p>1346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office:value-type="float" office:value="971" calcext:value-type="float">
            <text:p>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13" calcext:value-type="float">
            <text:p>101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801" calcext:value-type="float">
            <text:p>8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34" calcext:value-type="float">
            <text:p>183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362" calcext:value-type="float">
            <text:p>4362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1035" calcext:value-type="float">
            <text:p>1035</text:p>
          </table:table-cell>
          <table:table-cell office:value-type="float" office:value="3327" calcext:value-type="float">
            <text:p>3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4901" calcext:value-type="float">
            <text:p>54901</text:p>
          </table:table-cell>
          <table:table-cell office:value-type="float" office:value="820" calcext:value-type="float">
            <text:p>820</text:p>
          </table:table-cell>
          <table:table-cell table:number-columns-repeated="2"/>
          <table:table-cell office:value-type="float" office:value="17837" calcext:value-type="float">
            <text:p>17837</text:p>
          </table:table-cell>
          <table:table-cell office:value-type="float" office:value="37064" calcext:value-type="float">
            <text:p>37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4" calcext:value-type="float">
            <text:p>2254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1621" calcext:value-type="float">
            <text:p>1621</text:p>
          </table:table-cell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8" calcext:value-type="float">
            <text:p>18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970" calcext:value-type="float">
            <text:p>297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73" calcext:value-type="float">
            <text:p>373</text:p>
          </table:table-cell>
          <table:table-cell office:value-type="float" office:value="2597" calcext:value-type="float">
            <text:p>2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78" calcext:value-type="float">
            <text:p>57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03" calcext:value-type="float">
            <text:p>5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22" calcext:value-type="float">
            <text:p>1622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466" calcext:value-type="float">
            <text:p>1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5" calcext:value-type="date">
            <text:p>2020-05-15</text:p>
          </table:table-cell>
          <table:table-cell table:formula="of:=SUM([.E1399:.E1423])" office:value-type="float" office:value="84495" calcext:value-type="float">
            <text:p>84495</text:p>
          </table:table-cell>
          <table:table-cell table:formula="of:=SUM([.F1399:.F1423])" office:value-type="float" office:value="2392" calcext:value-type="float">
            <text:p>2392</text:p>
          </table:table-cell>
          <table:table-cell office:value-type="float" office:value="27147" calcext:value-type="float">
            <text:p>27147</text:p>
          </table:table-cell>
          <table:table-cell office:value-type="float" office:value="520888" calcext:value-type="float">
            <text:p>520888</text:p>
          </table:table-cell>
          <table:table-cell table:formula="of:=SUM([.I1399:.I1423])" office:value-type="float" office:value="25284" calcext:value-type="float">
            <text:p>25284</text:p>
          </table:table-cell>
          <table:table-cell table:formula="of:=SUM([.J1399:.J1423])" office:value-type="float" office:value="59211" calcext:value-type="float">
            <text:p>59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71" calcext:value-type="float">
            <text:p>1971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391" calcext:value-type="float">
            <text:p>391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709" calcext:value-type="float">
            <text:p>170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61" calcext:value-type="float">
            <text:p>361</text:p>
          </table:table-cell>
          <table:table-cell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513" calcext:value-type="float">
            <text:p>6513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827" calcext:value-type="float">
            <text:p>1827</text:p>
          </table:table-cell>
          <table:table-cell office:value-type="float" office:value="4686" calcext:value-type="float">
            <text:p>4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412" calcext:value-type="float">
            <text:p>141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89" calcext:value-type="float">
            <text:p>389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6" calcext:value-type="float">
            <text:p>104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1622" calcext:value-type="float">
            <text:p>16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596" calcext:value-type="float">
            <text:p>4596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3531" calcext:value-type="float">
            <text:p>3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7473" calcext:value-type="float">
            <text:p>57473</text:p>
          </table:table-cell>
          <table:table-cell office:value-type="float" office:value="857" calcext:value-type="float">
            <text:p>857</text:p>
          </table:table-cell>
          <table:table-cell table:number-columns-repeated="2"/>
          <table:table-cell office:value-type="float" office:value="18469" calcext:value-type="float">
            <text:p>18469</text:p>
          </table:table-cell>
          <table:table-cell office:value-type="float" office:value="39004" calcext:value-type="float">
            <text:p>39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444" calcext:value-type="float">
            <text:p>2444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730" calcext:value-type="float">
            <text:p>1730</text:p>
          </table:table-cell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032" calcext:value-type="float">
            <text:p>3032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2642" calcext:value-type="float">
            <text:p>2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98" calcext:value-type="float">
            <text:p>59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3" calcext:value-type="float">
            <text:p>603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58" calcext:value-type="float">
            <text:p>1658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1499" calcext:value-type="float">
            <text:p>1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6" calcext:value-type="date">
            <text:p>2020-05-16</text:p>
          </table:table-cell>
          <table:table-cell table:formula="of:=SUM([.E1425:.E1449])" office:value-type="float" office:value="88541" calcext:value-type="float">
            <text:p>88541</text:p>
          </table:table-cell>
          <table:table-cell table:formula="of:=SUM([.F1425:.F1449])" office:value-type="float" office:value="2523" calcext:value-type="float">
            <text:p>2523</text:p>
          </table:table-cell>
          <table:table-cell office:value-type="float" office:value="28272" calcext:value-type="float">
            <text:p>28272</text:p>
          </table:table-cell>
          <table:table-cell office:value-type="float" office:value="541941" calcext:value-type="float">
            <text:p>541941</text:p>
          </table:table-cell>
          <table:table-cell table:formula="of:=SUM([.I1425:.I1449])" office:value-type="float" office:value="26234" calcext:value-type="float">
            <text:p>26234</text:p>
          </table:table-cell>
          <table:table-cell table:formula="of:=SUM([.J1425:.J1449])" office:value-type="float" office:value="62307" calcext:value-type="float">
            <text:p>62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95" calcext:value-type="float">
            <text:p>2095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office:value-type="float" office:value="1679" calcext:value-type="float">
            <text:p>1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1467" calcext:value-type="float">
            <text:p>1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685" calcext:value-type="float">
            <text:p>6685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841" calcext:value-type="float">
            <text:p>1841</text:p>
          </table:table-cell>
          <table:table-cell office:value-type="float" office:value="4844" calcext:value-type="float">
            <text:p>4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477" calcext:value-type="float">
            <text:p>1477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98" calcext:value-type="float">
            <text:p>109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22" calcext:value-type="float">
            <text:p>2122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406" calcext:value-type="float">
            <text:p>406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856" calcext:value-type="float">
            <text:p>4856</text:p>
          </table:table-cell>
          <table:table-cell office:value-type="float" office:value="474" calcext:value-type="float">
            <text:p>474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3791" calcext:value-type="float">
            <text:p>37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59712" calcext:value-type="float">
            <text:p>59712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office:value-type="float" office:value="18938" calcext:value-type="float">
            <text:p>18938</text:p>
          </table:table-cell>
          <table:table-cell office:value-type="float" office:value="40774" calcext:value-type="float">
            <text:p>40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696" calcext:value-type="float">
            <text:p>2696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office:value-type="float" office:value="1814" calcext:value-type="float">
            <text:p>1814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062" calcext:value-type="float">
            <text:p>3062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2672" calcext:value-type="float">
            <text:p>2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709" calcext:value-type="float">
            <text:p>1709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1542" calcext:value-type="float">
            <text:p>1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7" calcext:value-type="date">
            <text:p>2020-05-17</text:p>
          </table:table-cell>
          <table:table-cell table:formula="of:=SUM([.E1451:.E1475])" office:value-type="float" office:value="92273" calcext:value-type="float">
            <text:p>92273</text:p>
          </table:table-cell>
          <table:table-cell table:formula="of:=SUM([.F1451:.F1475])" office:value-type="float" office:value="2648" calcext:value-type="float">
            <text:p>2648</text:p>
          </table:table-cell>
          <table:table-cell office:value-type="float" office:value="28621" calcext:value-type="float">
            <text:p>28621</text:p>
          </table:table-cell>
          <table:table-cell office:value-type="float" office:value="558340" calcext:value-type="float">
            <text:p>558340</text:p>
          </table:table-cell>
          <table:table-cell table:formula="of:=SUM([.I1451:.I1475])" office:value-type="float" office:value="26963" calcext:value-type="float">
            <text:p>26963</text:p>
          </table:table-cell>
          <table:table-cell table:formula="of:=SUM([.J1451:.J1475])" office:value-type="float" office:value="65310" calcext:value-type="float">
            <text:p>653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17" calcext:value-type="float">
            <text:p>31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29" calcext:value-type="float">
            <text:p>2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53" calcext:value-type="float">
            <text:p>2153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1720" calcext:value-type="float">
            <text:p>1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29" calcext:value-type="float">
            <text:p>192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1557" calcext:value-type="float">
            <text:p>15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782" calcext:value-type="float">
            <text:p>6782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894" calcext:value-type="float">
            <text:p>1894</text:p>
          </table:table-cell>
          <table:table-cell office:value-type="float" office:value="4888" calcext:value-type="float">
            <text:p>4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504" calcext:value-type="float">
            <text:p>50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540" calcext:value-type="float">
            <text:p>1540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149" calcext:value-type="float">
            <text:p>11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324" calcext:value-type="float">
            <text:p>232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436" calcext:value-type="float">
            <text:p>436</text:p>
          </table:table-cell>
          <table:table-cell office:value-type="float" office:value="1888" calcext:value-type="float">
            <text:p>1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961" calcext:value-type="float">
            <text:p>4961</text:p>
          </table:table-cell>
          <table:table-cell office:value-type="float" office:value="485" calcext:value-type="float">
            <text:p>485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3896" calcext:value-type="float">
            <text:p>3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1197" calcext:value-type="float">
            <text:p>61197</text:p>
          </table:table-cell>
          <table:table-cell office:value-type="float" office:value="955" calcext:value-type="float">
            <text:p>955</text:p>
          </table:table-cell>
          <table:table-cell table:number-columns-repeated="2"/>
          <table:table-cell office:value-type="float" office:value="19463" calcext:value-type="float">
            <text:p>19463</text:p>
          </table:table-cell>
          <table:table-cell office:value-type="float" office:value="41734" calcext:value-type="float">
            <text:p>41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811" calcext:value-type="float">
            <text:p>281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091" calcext:value-type="float">
            <text:p>3091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406" calcext:value-type="float">
            <text:p>406</text:p>
          </table:table-cell>
          <table:table-cell office:value-type="float" office:value="2685" calcext:value-type="float">
            <text:p>2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57" calcext:value-type="float">
            <text:p>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39" calcext:value-type="float">
            <text:p>639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64" calcext:value-type="float">
            <text:p>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32" calcext:value-type="float">
            <text:p>2032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1615" calcext:value-type="float">
            <text:p>1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8" calcext:value-type="date">
            <text:p>2020-05-18</text:p>
          </table:table-cell>
          <table:table-cell table:formula="of:=SUM([.E1477:.E1501])" office:value-type="float" office:value="94933" calcext:value-type="float">
            <text:p>94933</text:p>
          </table:table-cell>
          <table:table-cell table:formula="of:=SUM([.F1477:.F1501])" office:value-type="float" office:value="2789" calcext:value-type="float">
            <text:p>2789</text:p>
          </table:table-cell>
          <table:table-cell office:value-type="float" office:value="30306" calcext:value-type="float">
            <text:p>30306</text:p>
          </table:table-cell>
          <table:table-cell office:value-type="float" office:value="566199" calcext:value-type="float">
            <text:p>566199</text:p>
          </table:table-cell>
          <table:table-cell table:formula="of:=SUM([.I1477:.I1501])" office:value-type="float" office:value="27936" calcext:value-type="float">
            <text:p>27936</text:p>
          </table:table-cell>
          <table:table-cell table:formula="of:=SUM([.J1477:.J1501])" office:value-type="float" office:value="66997" calcext:value-type="float">
            <text:p>66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6" calcext:value-type="float">
            <text:p>2226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1772" calcext:value-type="float">
            <text:p>17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08" calcext:value-type="float">
            <text:p>10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67" calcext:value-type="float">
            <text:p>196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85" calcext:value-type="float">
            <text:p>385</text:p>
          </table:table-cell>
          <table:table-cell office:value-type="float" office:value="1582" calcext:value-type="float">
            <text:p>1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011" calcext:value-type="float">
            <text:p>7011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904" calcext:value-type="float">
            <text:p>1904</text:p>
          </table:table-cell>
          <table:table-cell office:value-type="float" office:value="5107" calcext:value-type="float">
            <text:p>5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96" calcext:value-type="float">
            <text:p>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69" calcext:value-type="float">
            <text:p>1669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166" calcext:value-type="float">
            <text:p>116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927" calcext:value-type="float">
            <text:p>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378" calcext:value-type="float">
            <text:p>2378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66" calcext:value-type="float">
            <text:p>466</text:p>
          </table:table-cell>
          <table:table-cell office:value-type="float" office:value="1912" calcext:value-type="float">
            <text:p>1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182" calcext:value-type="float">
            <text:p>5182</text:p>
          </table:table-cell>
          <table:table-cell office:value-type="float" office:value="485" calcext:value-type="float">
            <text:p>485</text:p>
          </table:table-cell>
          <table:table-cell table:number-columns-repeated="2"/>
          <table:table-cell office:value-type="float" office:value="1129" calcext:value-type="float">
            <text:p>1129</text:p>
          </table:table-cell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4278" calcext:value-type="float">
            <text:p>64278</text:p>
          </table:table-cell>
          <table:table-cell office:value-type="float" office:value="1012" calcext:value-type="float">
            <text:p>1012</text:p>
          </table:table-cell>
          <table:table-cell table:number-columns-repeated="2"/>
          <table:table-cell office:value-type="float" office:value="19963" calcext:value-type="float">
            <text:p>19963</text:p>
          </table:table-cell>
          <table:table-cell office:value-type="float" office:value="44315" calcext:value-type="float">
            <text:p>44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960" calcext:value-type="float">
            <text:p>2960</text:p>
          </table:table-cell>
          <table:table-cell office:value-type="float" office:value="259" calcext:value-type="float">
            <text:p>259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192" calcext:value-type="float">
            <text:p>3192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2775" calcext:value-type="float">
            <text:p>2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75" calcext:value-type="float">
            <text:p>675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4" calcext:value-type="float">
            <text:p>2224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447" calcext:value-type="float">
            <text:p>447</text:p>
          </table:table-cell>
          <table:table-cell office:value-type="float" office:value="1777" calcext:value-type="float">
            <text:p>1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9" calcext:value-type="date">
            <text:p>2020-05-19</text:p>
          </table:table-cell>
          <table:table-cell table:formula="of:=SUM([.E1503:.E1527])" office:value-type="float" office:value="99483" calcext:value-type="float">
            <text:p>99483</text:p>
          </table:table-cell>
          <table:table-cell table:formula="of:=SUM([.F1503:.F1527])" office:value-type="float" office:value="2914" calcext:value-type="float">
            <text:p>2914</text:p>
          </table:table-cell>
          <table:table-cell office:value-type="float" office:value="36524" calcext:value-type="float">
            <text:p>36524</text:p>
          </table:table-cell>
          <table:table-cell office:value-type="float" office:value="580099" calcext:value-type="float">
            <text:p>580099</text:p>
          </table:table-cell>
          <table:table-cell table:formula="of:=SUM([.I1503:.I1527])" office:value-type="float" office:value="28768" calcext:value-type="float">
            <text:p>28768</text:p>
          </table:table-cell>
          <table:table-cell table:formula="of:=SUM([.J1503:.J1527])" office:value-type="float" office:value="70715" calcext:value-type="float">
            <text:p>7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49" calcext:value-type="float">
            <text:p>34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4" calcext:value-type="float">
            <text:p>2354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513" calcext:value-type="float">
            <text:p>513</text:p>
          </table:table-cell>
          <table:table-cell office:value-type="float" office:value="1841" calcext:value-type="float">
            <text:p>18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072" calcext:value-type="float">
            <text:p>207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12" calcext:value-type="float">
            <text:p>412</text:p>
          </table:table-cell>
          <table:table-cell office:value-type="float" office:value="1660" calcext:value-type="float">
            <text:p>1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381" calcext:value-type="float">
            <text:p>7381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office:value-type="float" office:value="5382" calcext:value-type="float">
            <text:p>5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558" calcext:value-type="float">
            <text:p>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11" calcext:value-type="float">
            <text:p>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769" calcext:value-type="float">
            <text:p>1769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451" calcext:value-type="float">
            <text:p>451</text:p>
          </table:table-cell>
          <table:table-cell office:value-type="float" office:value="1318" calcext:value-type="float">
            <text:p>1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223" calcext:value-type="float">
            <text:p>12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973" calcext:value-type="float">
            <text:p>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47" calcext:value-type="float">
            <text:p>244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96" calcext:value-type="float">
            <text:p>496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409" calcext:value-type="float">
            <text:p>5409</text:p>
          </table:table-cell>
          <table:table-cell office:value-type="float" office:value="498" calcext:value-type="float">
            <text:p>498</text:p>
          </table:table-cell>
          <table:table-cell table:number-columns-repeated="2"/>
          <table:table-cell office:value-type="float" office:value="1164" calcext:value-type="float">
            <text:p>1164</text:p>
          </table:table-cell>
          <table:table-cell office:value-type="float" office:value="4245" calcext:value-type="float">
            <text:p>4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7060" calcext:value-type="float">
            <text:p>67060</text:p>
          </table:table-cell>
          <table:table-cell office:value-type="float" office:value="1060" calcext:value-type="float">
            <text:p>1060</text:p>
          </table:table-cell>
          <table:table-cell table:number-columns-repeated="2"/>
          <table:table-cell office:value-type="float" office:value="20499" calcext:value-type="float">
            <text:p>20499</text:p>
          </table:table-cell>
          <table:table-cell office:value-type="float" office:value="46561" calcext:value-type="float">
            <text:p>46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085" calcext:value-type="float">
            <text:p>3085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1967" calcext:value-type="float">
            <text:p>1967</text:p>
          </table:table-cell>
          <table:table-cell office:value-type="float" office:value="1118" calcext:value-type="float">
            <text:p>1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" calcext:value-type="float">
            <text:p>23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335" calcext:value-type="float">
            <text:p>3335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2902" calcext:value-type="float">
            <text:p>29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822" calcext:value-type="float">
            <text:p>82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float" office:value="587" calcext:value-type="float">
            <text:p>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02" calcext:value-type="float">
            <text:p>702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71" calcext:value-type="float">
            <text:p>2371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447" calcext:value-type="float">
            <text:p>447</text:p>
          </table:table-cell>
          <table:table-cell office:value-type="float" office:value="1924" calcext:value-type="float">
            <text:p>1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0" calcext:value-type="date">
            <text:p>2020-05-20</text:p>
          </table:table-cell>
          <table:table-cell table:formula="of:=SUM([.E1529:.E1553])" office:value-type="float" office:value="104020" calcext:value-type="float">
            <text:p>104020</text:p>
          </table:table-cell>
          <table:table-cell table:formula="of:=SUM([.F1529:.F1553])" office:value-type="float" office:value="3024" calcext:value-type="float">
            <text:p>3024</text:p>
          </table:table-cell>
          <table:table-cell office:value-type="float" office:value="41968" calcext:value-type="float">
            <text:p>41968</text:p>
          </table:table-cell>
          <table:table-cell office:value-type="float" office:value="611403" calcext:value-type="float">
            <text:p>611403</text:p>
          </table:table-cell>
          <table:table-cell table:formula="of:=SUM([.I1529:.I1553])" office:value-type="float" office:value="29690" calcext:value-type="float">
            <text:p>29690</text:p>
          </table:table-cell>
          <table:table-cell table:formula="of:=SUM([.J1529:.J1553])" office:value-type="float" office:value="74330" calcext:value-type="float">
            <text:p>74330</text:p>
          </table:table-cell>
          <table:table-cell table:number-columns-repeated="9"/>
        </table:table-row>
        <table:table-row table:style-name="ro1" table:number-rows-repeated="1047021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M1190:peru.R12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16:22:00.6772503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20T16:28:00.554149703</dc:date>
    <dc:creator>Jesus Castagnetto</dc:creator>
    <meta:editing-duration>PT16H32M25S</meta:editing-duration>
    <meta:editing-cycles>114</meta:editing-cycles>
    <meta:generator>LibreOffice/6.4.3.2$Linux_X86_64 LibreOffice_project/40$Build-2</meta:generator>
    <meta:document-statistic meta:table-count="1" meta:cell-count="10922" meta:object-count="0"/>
  </office:meta>
</office:document-meta>
</file>